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792in" fo:break-before="page" table:align="right" style:shadow="none"/>
    </style:style>
    <style:style style:name="Table1.A" style:family="table-column">
      <style:table-column-properties style:column-width="0.9382in"/>
    </style:style>
    <style:style style:name="Table1.B" style:family="table-column">
      <style:table-column-properties style:column-width="1.9361in"/>
    </style:style>
    <style:style style:name="Table1.C" style:family="table-column">
      <style:table-column-properties style:column-width="2.0604in"/>
    </style:style>
    <style:style style:name="Table1.D" style:family="table-column">
      <style:table-column-properties style:column-width="1.9444in"/>
    </style:style>
    <style:style style:name="Table1.A1" style:family="table-cell">
      <style:table-cell-properties fo:padding-left="0.0403in" fo:padding-right="0.0403in" fo:padding-top="0.0403in" fo:padding-bottom="0in" fo:border-left="0.05pt solid #000000" fo:border-right="none" fo:border-top="0.05pt solid #000000" fo:border-bottom="0.05pt solid #000000"/>
    </style:style>
    <style:style style:name="Table1.D1" style:family="table-cell">
      <style:table-cell-properties fo:padding-left="0.0403in" fo:padding-right="0.0403in" fo:padding-top="0.0403in" fo:padding-bottom="0in" fo:border="0.05pt solid #000000"/>
    </style:style>
    <style:style style:name="Table1.2" style:family="table-row">
      <style:table-row-properties style:min-row-height="0.2299in"/>
    </style:style>
    <style:style style:name="Table1.A2" style:family="table-cell">
      <style:table-cell-properties fo:padding-left="0.0403in" fo:padding-right="0.0403in" fo:padding-top="0.0403in" fo:padding-bottom="0in" fo:border-left="0.05pt solid #000000" fo:border-right="none" fo:border-top="none" fo:border-bottom="0.05pt solid #000000"/>
    </style:style>
    <style:style style:name="Table1.D2" style:family="table-cell">
      <style:table-cell-properties fo:padding-left="0.0403in" fo:padding-right="0.0403in" fo:padding-top="0.0403in" fo:padding-bottom="0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021in"/>
    </style:style>
    <style:style style:name="Table1.4" style:family="table-row">
      <style:table-row-properties style:min-row-height="0.2493in"/>
    </style:style>
    <style:style style:name="Table2" style:family="table">
      <style:table-properties style:width="6.9056in" table:align="right"/>
    </style:style>
    <style:style style:name="Table2.A" style:family="table-column">
      <style:table-column-properties style:column-width="0.8139in"/>
    </style:style>
    <style:style style:name="Table2.B" style:family="table-column">
      <style:table-column-properties style:column-width="1.2465in"/>
    </style:style>
    <style:style style:name="Table2.C" style:family="table-column">
      <style:table-column-properties style:column-width="1.1875in"/>
    </style:style>
    <style:style style:name="Table2.E" style:family="table-column">
      <style:table-column-properties style:column-width="1.2535in"/>
    </style:style>
    <style:style style:name="Table2.F" style:family="table-column">
      <style:table-column-properties style:column-width="1.157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center" style:justify-single-word="false"/>
      <style:text-properties style:font-name="Liberation Serif" fo:font-size="28pt" officeooo:paragraph-rsid="0020f876" style:font-size-asian="28pt" style:font-size-complex="28pt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Text_20_body">
      <style:text-properties fo:font-size="8pt" officeooo:rsid="001e391d" officeooo:paragraph-rsid="001e391d" style:font-size-asian="8pt" style:font-size-complex="8pt"/>
    </style:style>
    <style:style style:name="P4" style:family="paragraph" style:parent-style-name="Text_20_body">
      <style:text-properties fo:font-size="8pt" officeooo:rsid="001fd2e3" officeooo:paragraph-rsid="001fd2e3" style:font-size-asian="8pt" style:font-size-complex="8pt"/>
    </style:style>
    <style:style style:name="P5" style:family="paragraph" style:parent-style-name="Text_20_body">
      <style:text-properties officeooo:rsid="00096e8c" officeooo:paragraph-rsid="001d7b1d"/>
    </style:style>
    <style:style style:name="P6" style:family="paragraph" style:parent-style-name="Standard">
      <style:text-properties officeooo:rsid="00089b58" officeooo:paragraph-rsid="00089b58"/>
    </style:style>
    <style:style style:name="P7" style:family="paragraph" style:parent-style-name="Standard">
      <style:text-properties officeooo:paragraph-rsid="00096e8c"/>
    </style:style>
    <style:style style:name="P8" style:family="paragraph" style:parent-style-name="Standard">
      <style:text-properties officeooo:rsid="00096e8c"/>
    </style:style>
    <style:style style:name="P9" style:family="paragraph" style:parent-style-name="Standard">
      <style:text-properties officeooo:rsid="00096e8c" officeooo:paragraph-rsid="00096e8c"/>
    </style:style>
    <style:style style:name="P10" style:family="paragraph" style:parent-style-name="Standard">
      <style:text-properties officeooo:rsid="00096e8c" officeooo:paragraph-rsid="000a51f4"/>
    </style:style>
    <style:style style:name="P11" style:family="paragraph" style:parent-style-name="Standard">
      <style:text-properties officeooo:rsid="00096e8c" officeooo:paragraph-rsid="000caad3"/>
    </style:style>
    <style:style style:name="P12" style:family="paragraph" style:parent-style-name="Standard">
      <style:text-properties officeooo:rsid="00096e8c" officeooo:paragraph-rsid="000e561d"/>
    </style:style>
    <style:style style:name="P13" style:family="paragraph" style:parent-style-name="Standard">
      <style:text-properties officeooo:rsid="00096e8c" officeooo:paragraph-rsid="00113f76"/>
    </style:style>
    <style:style style:name="P14" style:family="paragraph" style:parent-style-name="Standard">
      <style:text-properties officeooo:rsid="00096e8c" officeooo:paragraph-rsid="001276f2"/>
    </style:style>
    <style:style style:name="P15" style:family="paragraph" style:parent-style-name="Standard">
      <style:text-properties officeooo:rsid="00096e8c" officeooo:paragraph-rsid="001b27df"/>
    </style:style>
    <style:style style:name="P16" style:family="paragraph" style:parent-style-name="Standard">
      <style:text-properties officeooo:rsid="00096e8c" officeooo:paragraph-rsid="001b3407"/>
    </style:style>
    <style:style style:name="P17" style:family="paragraph" style:parent-style-name="Standard">
      <style:text-properties officeooo:rsid="000a51f4" officeooo:paragraph-rsid="000a51f4"/>
    </style:style>
    <style:style style:name="P18" style:family="paragraph" style:parent-style-name="Standard">
      <style:text-properties officeooo:paragraph-rsid="000a51f4"/>
    </style:style>
    <style:style style:name="P19" style:family="paragraph" style:parent-style-name="Standard">
      <style:text-properties officeooo:paragraph-rsid="000abdf0"/>
    </style:style>
    <style:style style:name="P20" style:family="paragraph" style:parent-style-name="Standard">
      <style:text-properties officeooo:rsid="000caad3" officeooo:paragraph-rsid="000a51f4"/>
    </style:style>
    <style:style style:name="P21" style:family="paragraph" style:parent-style-name="Standard">
      <style:text-properties officeooo:rsid="000caad3" officeooo:paragraph-rsid="000caad3"/>
    </style:style>
    <style:style style:name="P22" style:family="paragraph" style:parent-style-name="Standard">
      <style:text-properties officeooo:paragraph-rsid="000caad3"/>
    </style:style>
    <style:style style:name="P23" style:family="paragraph" style:parent-style-name="Standard">
      <style:text-properties officeooo:rsid="000e561d" officeooo:paragraph-rsid="000e561d"/>
    </style:style>
    <style:style style:name="P24" style:family="paragraph" style:parent-style-name="Standard">
      <style:text-properties officeooo:paragraph-rsid="000e561d"/>
    </style:style>
    <style:style style:name="P25" style:family="paragraph" style:parent-style-name="Standard">
      <style:text-properties officeooo:rsid="001276f2" officeooo:paragraph-rsid="001276f2"/>
    </style:style>
    <style:style style:name="P26" style:family="paragraph" style:parent-style-name="Standard">
      <style:text-properties officeooo:paragraph-rsid="001276f2"/>
    </style:style>
    <style:style style:name="P27" style:family="paragraph" style:parent-style-name="Standard">
      <style:text-properties officeooo:rsid="0014db3e" officeooo:paragraph-rsid="0014db3e"/>
    </style:style>
    <style:style style:name="P28" style:family="paragraph" style:parent-style-name="Standard">
      <style:text-properties officeooo:rsid="0017345a" officeooo:paragraph-rsid="000e561d"/>
    </style:style>
    <style:style style:name="P29" style:family="paragraph" style:parent-style-name="Standard">
      <style:text-properties officeooo:rsid="001b3407" officeooo:paragraph-rsid="001b3407"/>
    </style:style>
    <style:style style:name="P30" style:family="paragraph" style:parent-style-name="Standard">
      <style:text-properties officeooo:paragraph-rsid="001b3407"/>
    </style:style>
    <style:style style:name="P31" style:family="paragraph" style:parent-style-name="Standard">
      <style:text-properties officeooo:paragraph-rsid="001fd2e3"/>
    </style:style>
    <style:style style:name="P32" style:family="paragraph" style:parent-style-name="Standard">
      <style:text-properties officeooo:rsid="0020f876" officeooo:paragraph-rsid="0020f876"/>
    </style:style>
    <style:style style:name="P33" style:family="paragraph" style:parent-style-name="Standard">
      <style:paragraph-properties fo:text-align="center" style:justify-single-word="false"/>
      <style:text-properties officeooo:rsid="0020f876" officeooo:paragraph-rsid="0020f876"/>
    </style:style>
    <style:style style:name="P34" style:family="paragraph" style:parent-style-name="Standard">
      <style:text-properties fo:font-style="italic" officeooo:rsid="0020f876" officeooo:paragraph-rsid="0020f876" style:font-style-asian="italic" style:font-style-complex="italic"/>
    </style:style>
    <style:style style:name="P35" style:family="paragraph" style:parent-style-name="Standard">
      <style:paragraph-properties fo:break-before="page"/>
      <style:text-properties officeooo:rsid="000caad3" officeooo:paragraph-rsid="000caad3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144d4c" officeooo:paragraph-rsid="00144d4c" style:font-weight-asian="bold" style:font-weight-complex="bold"/>
    </style:style>
    <style:style style:name="P37" style:family="paragraph" style:parent-style-name="Table_20_Contents">
      <style:text-properties fo:font-weight="bold" officeooo:rsid="001e391d" officeooo:paragraph-rsid="001e391d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1e391d" officeooo:paragraph-rsid="001e391d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0" style:family="paragraph" style:parent-style-name="Table_20_Contents">
      <style:text-properties fo:font-size="8pt" officeooo:rsid="00144d4c" officeooo:paragraph-rsid="00144d4c" style:font-size-asian="8pt" style:font-size-complex="8pt"/>
    </style:style>
    <style:style style:name="P41" style:family="paragraph" style:parent-style-name="Table_20_Contents">
      <style:text-properties fo:font-size="8pt" officeooo:rsid="0014db3e" officeooo:paragraph-rsid="0014db3e" style:font-size-asian="8pt" style:font-size-complex="8pt"/>
    </style:style>
    <style:style style:name="T1" style:family="text">
      <style:text-properties officeooo:rsid="00089b58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89b58"/>
    </style:style>
    <style:style style:name="T4" style:family="text">
      <style:text-properties style:text-position="sub 58%" officeooo:rsid="00096e8c"/>
    </style:style>
    <style:style style:name="T5" style:family="text">
      <style:text-properties style:text-position="sub 58%" officeooo:rsid="000a51f4"/>
    </style:style>
    <style:style style:name="T6" style:family="text">
      <style:text-properties style:text-position="sub 58%" officeooo:rsid="000abdf0"/>
    </style:style>
    <style:style style:name="T7" style:family="text">
      <style:text-properties style:text-position="sub 58%" officeooo:rsid="000caad3"/>
    </style:style>
    <style:style style:name="T8" style:family="text">
      <style:text-properties style:text-position="sub 58%" officeooo:rsid="0020f876"/>
    </style:style>
    <style:style style:name="T9" style:family="text">
      <style:text-properties officeooo:rsid="00096e8c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89b58"/>
    </style:style>
    <style:style style:name="T12" style:family="text">
      <style:text-properties style:text-position="0% 100%" officeooo:rsid="00096e8c"/>
    </style:style>
    <style:style style:name="T13" style:family="text">
      <style:text-properties style:text-position="0% 100%" officeooo:rsid="000a51f4"/>
    </style:style>
    <style:style style:name="T14" style:family="text">
      <style:text-properties style:text-position="0% 100%" officeooo:rsid="000abdf0"/>
    </style:style>
    <style:style style:name="T15" style:family="text">
      <style:text-properties style:text-position="0% 100%" officeooo:rsid="000caad3"/>
    </style:style>
    <style:style style:name="T16" style:family="text">
      <style:text-properties style:text-position="0% 100%" officeooo:rsid="0017345a"/>
    </style:style>
    <style:style style:name="T17" style:family="text">
      <style:text-properties style:text-position="0% 100%" officeooo:rsid="0019ee33"/>
    </style:style>
    <style:style style:name="T18" style:family="text">
      <style:text-properties style:text-position="0% 100%" officeooo:rsid="001b27df"/>
    </style:style>
    <style:style style:name="T19" style:family="text">
      <style:text-properties style:text-position="0% 100%" officeooo:rsid="0020f876"/>
    </style:style>
    <style:style style:name="T20" style:family="text">
      <style:text-properties officeooo:rsid="000a51f4"/>
    </style:style>
    <style:style style:name="T21" style:family="text">
      <style:text-properties officeooo:rsid="000abdf0"/>
    </style:style>
    <style:style style:name="T22" style:family="text">
      <style:text-properties officeooo:rsid="001276f2"/>
    </style:style>
    <style:style style:name="T23" style:family="text">
      <style:text-properties officeooo:rsid="00140338"/>
    </style:style>
    <style:style style:name="T24" style:family="text">
      <style:text-properties officeooo:rsid="0015d791"/>
    </style:style>
    <style:style style:name="T25" style:family="text">
      <style:text-properties officeooo:rsid="0017345a"/>
    </style:style>
    <style:style style:name="T26" style:family="text">
      <style:text-properties style:text-position="super 58%" officeooo:rsid="0019ee33"/>
    </style:style>
    <style:style style:name="T27" style:family="text">
      <style:text-properties officeooo:rsid="001b3407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0a51f4" style:font-size-asian="12pt" style:font-size-complex="12pt"/>
    </style:style>
    <style:style style:name="T30" style:family="text">
      <style:text-properties fo:font-size="12pt" officeooo:rsid="00089b58" style:font-size-asian="12pt" style:font-size-complex="12pt"/>
    </style:style>
    <style:style style:name="T31" style:family="text">
      <style:text-properties officeooo:rsid="0020f876"/>
    </style:style>
    <style:style style:name="T32" style:family="text">
      <style:text-properties officeooo:rsid="002270fc"/>
    </style:style>
    <style:style style:name="T33" style:family="text">
      <style:text-properties officeooo:rsid="002320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dicting <text:span text:style-name="T31">Primality of </text:span>Addition</text:p>
      <text:p text:style-name="P33">by Sven Nilsen, 2018</text:p>
      <text:p text:style-name="P6"/>
      <text:p text:style-name="P34">In this paper I show an example <text:span text:style-name="T32">of </text:span>probabilistic path s<text:span text:style-name="T32">emantics</text:span> <text:span text:style-name="T32">by</text:span> deriv<text:span text:style-name="T32">ing</text:span> the <text:span text:style-name="T32">correct algorithm for predicting primality of addition, using some upper bound.</text:span></text:p>
      <text:p text:style-name="P6"/>
      <text:p text:style-name="P6">If you add two natural numbers below <text:span text:style-name="T32">to equal to</text:span> some <text:span text:style-name="T9">upper bound</text:span>, <text:span text:style-name="T32">and </text:span>you know the probability of <text:span text:style-name="T33">each</text:span> input <text:span text:style-name="T33">being a prime</text:span>, what is the probability of the output <text:span text:style-name="T33">being a prime</text:span>?</text:p>
      <text:p text:style-name="Standard"/>
      <text:p text:style-name="Standard"><text:tab/><text:span text:style-name="T1">add{(&lt;= x), (&lt;= x)}[prime]</text:span><text:span text:style-name="T3">p</text:span></text:p>
      <text:p text:style-name="Standard"/>
      <text:p text:style-name="P9"><text:span text:style-name="T31">The</text:span> probabilistic path is the following:</text:p>
      <text:p text:style-name="Standard"/>
      <text:p text:style-name="Standard"><text:tab/><text:span text:style-name="T1">f[g</text:span><text:span text:style-name="T3">i→n</text:span><text:span text:style-name="T1">]</text:span><text:span text:style-name="T3">p</text:span><text:span text:style-name="T1"> := \(b</text:span><text:span text:style-name="T3">i→n</text:span><text:span text:style-name="T1"> : [] ∧ [len] |g</text:span><text:span text:style-name="T3">i→n</text:span><text:span text:style-name="T1">|, p : [real] ∧ [len] |g</text:span><text:span text:style-name="T3">i</text:span><text:span text:style-name="T1">|) = ∑ j 2^|g</text:span><text:span text:style-name="T3">i</text:span><text:span text:style-name="T1">| {</text:span></text:p>
      <text:p text:style-name="P7"><text:tab/><text:tab/><text:span text:style-name="T1">(∃</text:span><text:span text:style-name="T3">p</text:span><text:span text:style-name="T1">(g</text:span><text:span text:style-name="T3">n</text:span><text:span text:style-name="T1"> · f){2^[g</text:span><text:span text:style-name="T3">i</text:span><text:span text:style-name="T1">] b</text:span><text:span text:style-name="T3">i</text:span><text:span text:style-name="T1">}(β</text:span><text:span text:style-name="T3">j</text:span><text:span text:style-name="T1">))(b</text:span><text:span text:style-name="T3">n</text:span><text:span text:style-name="T1">) · ∏ k |g</text:span><text:span text:style-name="T3">i</text:span><text:span text:style-name="T1">| { β</text:span><text:span text:style-name="T3">jk</text:span><text:span text:style-name="T1">((p</text:span><text:span text:style-name="T3">k</text:span><text:span text:style-name="T1">-(∃</text:span><text:span text:style-name="T3">p</text:span><text:span text:style-name="T1">g</text:span><text:span text:style-name="T3">ik</text:span><text:span text:style-name="T1">)(b</text:span><text:span text:style-name="T3">k</text:span><text:span text:style-name="T1">))/(1-(∃</text:span><text:span text:style-name="T3">p</text:span><text:span text:style-name="T1">g</text:span><text:span text:style-name="T3">ik</text:span><text:span text:style-name="T1">)(b</text:span><text:span text:style-name="T3">k</text:span><text:span text:style-name="T1">))) }</text:span></text:p>
      <text:p text:style-name="Standard"><text:tab/><text:span text:style-name="T1">}</text:span></text:p>
      <text:p text:style-name="Standard"/>
      <text:p text:style-name="P32">Where one substitutes these variables:</text:p>
      <text:p text:style-name="Standard"/>
      <text:p text:style-name="P7"><text:tab/><text:span text:style-name="T9">f &lt;=&gt; add{(&lt;= x), (&lt;= x)}</text:span></text:p>
      <text:p text:style-name="P7"><text:tab/><text:span text:style-name="T9">g</text:span><text:span text:style-name="T4">i→n</text:span><text:span text:style-name="T9"> &lt;=&gt; prime ⨯ prime → prime</text:span></text:p>
      <text:p text:style-name="Standard"><text:tab/><text:span text:style-name="T31">g</text:span><text:span text:style-name="T8">i0</text:span><text:span text:style-name="T19">, g</text:span><text:span text:style-name="T8">i1</text:span><text:span text:style-name="T31"> &lt;=&gt; prime{(&lt;= x)}</text:span></text:p>
      <text:p text:style-name="Standard"/>
      <text:p text:style-name="P9">Inserting:</text:p>
      <text:p text:style-name="P9"/>
      <text:p text:style-name="P9"><text:tab/>add{(&lt;= x), (&lt;= x)}<text:span text:style-name="T1">[</text:span><text:span text:style-name="T10">prime</text:span><text:span text:style-name="T1">]</text:span><text:span text:style-name="T3">p</text:span><text:span text:style-name="T1"> := \(b</text:span><text:span text:style-name="T3">i→n</text:span><text:span text:style-name="T1"> : [] ∧ [len] </text:span>3<text:span text:style-name="T1">, p : [real] ∧ [len] </text:span>2<text:span text:style-name="T1">) = ∑ j </text:span>4<text:span text:style-name="T1"> {</text:span></text:p>
      <text:p text:style-name="P7"><text:tab/><text:tab/><text:span text:style-name="T1">(∃</text:span><text:span text:style-name="T3">p</text:span><text:span text:style-name="T1">(</text:span><text:span text:style-name="T12">prime</text:span><text:span text:style-name="T1"> · add{(&lt;= x), (&lt;= x)}){2^[</text:span><text:span text:style-name="T12">prime ⨯ prime</text:span><text:span text:style-name="T1">] b</text:span><text:span text:style-name="T3">i</text:span><text:span text:style-name="T1">}(β</text:span><text:span text:style-name="T3">j</text:span><text:span text:style-name="T1">))(b</text:span><text:span text:style-name="T3">n</text:span><text:span text:style-name="T1">) ·</text:span></text:p>
      <text:p text:style-name="P22"><text:span text:style-name="T1"><text:tab/><text:tab/>∏ k 2 { β</text:span><text:span text:style-name="T3">jk</text:span><text:span text:style-name="T1">((p</text:span><text:span text:style-name="T3">k</text:span><text:span text:style-name="T1">-(∃</text:span><text:span text:style-name="T3">p</text:span><text:span text:style-name="T13">prime</text:span><text:span text:style-name="T15">{(&lt;= x)}</text:span><text:span text:style-name="T1">)(b</text:span><text:span text:style-name="T3">k</text:span><text:span text:style-name="T1">))/(1-(∃</text:span><text:span text:style-name="T3">p</text:span><text:span text:style-name="T13">prime</text:span><text:span text:style-name="T15">{(&lt;= x)}</text:span><text:span text:style-name="T1">)(b</text:span><text:span text:style-name="T3">k</text:span><text:span text:style-name="T1">))) }</text:span></text:p>
      <text:p text:style-name="P9"><text:tab/><text:span text:style-name="T1">}</text:span></text:p>
      <text:p text:style-name="P9"/>
      <text:p text:style-name="P17">Unrolling:</text:p>
      <text:p text:style-name="P17"/>
      <text:p text:style-name="P17"><text:tab/><text:span text:style-name="T9">add{(&lt;= x), (&lt;= x)}[</text:span><text:span text:style-name="T12">prime</text:span><text:span text:style-name="T1">]</text:span><text:span text:style-name="T3">p</text:span><text:span text:style-name="T1"> := \(b</text:span><text:span text:style-name="T3">i→n</text:span><text:span text:style-name="T1"> : [] ∧ [len] 3, p : [real] ∧ [len] 2) =</text:span></text:p>
      <text:p text:style-name="P19"><text:span text:style-name="T20"><text:tab/><text:tab/>(∃</text:span><text:span text:style-name="T3">p</text:span><text:span text:style-name="T1">(</text:span><text:span text:style-name="T12">prime</text:span><text:span text:style-name="T1"> · add{(&lt;= x), (&lt;= x)}))(b</text:span><text:span text:style-name="T3">n</text:span><text:span text:style-name="T1">) ·</text:span></text:p>
      <text:p text:style-name="P22"><text:tab/><text:tab/><text:span text:style-name="T14">(1-</text:span><text:span text:style-name="T1">(p</text:span><text:span text:style-name="T5">0</text:span><text:span text:style-name="T1">-(∃</text:span><text:span text:style-name="T3">p</text:span><text:span text:style-name="T13">prime</text:span><text:span text:style-name="T15">{(&lt;= x)}</text:span><text:span text:style-name="T1">)(b</text:span><text:span text:style-name="T5">0</text:span><text:span text:style-name="T1">))/(1-(∃</text:span><text:span text:style-name="T3">p</text:span><text:span text:style-name="T13">prime</text:span><text:span text:style-name="T15">{(&lt;= x)}</text:span><text:span text:style-name="T1">)(b</text:span><text:span text:style-name="T5">0</text:span><text:span text:style-name="T1">))) ·</text:span></text:p>
      <text:p text:style-name="P22"><text:tab/><text:tab/><text:span text:style-name="T21">(1-(p</text:span><text:span text:style-name="T5">1</text:span><text:span text:style-name="T1">-(∃</text:span><text:span text:style-name="T3">p</text:span><text:span text:style-name="T13">prime</text:span><text:span text:style-name="T15">{(&lt;= x)}</text:span><text:span text:style-name="T1">)(b</text:span><text:span text:style-name="T5">1</text:span><text:span text:style-name="T1">))/(1-(∃</text:span><text:span text:style-name="T3">p</text:span><text:span text:style-name="T13">prime</text:span><text:span text:style-name="T15">{(&lt;= x)}</text:span><text:span text:style-name="T1">)(b</text:span><text:span text:style-name="T5">1</text:span><text:span text:style-name="T1">))) +</text:span></text:p>
      <text:p text:style-name="P19"><text:tab/><text:tab/><text:span text:style-name="T1">(∃</text:span><text:span text:style-name="T3">p</text:span><text:span text:style-name="T1">(</text:span><text:span text:style-name="T12">prime</text:span><text:span text:style-name="T1"> · add{(&lt;= x), (&lt;= x)}{</text:span><text:span text:style-name="T14">[prime] b</text:span><text:span text:style-name="T6">0</text:span><text:span text:style-name="T14">, _</text:span><text:span text:style-name="T1">}))(b</text:span><text:span text:style-name="T3">n</text:span><text:span text:style-name="T1">) ·</text:span></text:p>
      <text:p text:style-name="P22"><text:tab/><text:tab/><text:span text:style-name="T1">(p</text:span><text:span text:style-name="T5">0</text:span><text:span text:style-name="T1">-(∃</text:span><text:span text:style-name="T3">p</text:span><text:span text:style-name="T13">prime</text:span><text:span text:style-name="T15">{(&lt;= x)}</text:span><text:span text:style-name="T1">)(b</text:span><text:span text:style-name="T5">0</text:span><text:span text:style-name="T1">))/(1-(∃</text:span><text:span text:style-name="T3">p</text:span><text:span text:style-name="T13">prime</text:span><text:span text:style-name="T15">{(&lt;= x)}</text:span><text:span text:style-name="T1">)(b</text:span><text:span text:style-name="T5">0</text:span><text:span text:style-name="T1">)) ·</text:span></text:p>
      <text:p text:style-name="P22"><text:tab/><text:tab/><text:span text:style-name="T21">(1-(p</text:span><text:span text:style-name="T5">1</text:span><text:span text:style-name="T1">-(∃</text:span><text:span text:style-name="T3">p</text:span><text:span text:style-name="T13">prime</text:span><text:span text:style-name="T15">{(&lt;= x)}</text:span><text:span text:style-name="T1">)(b</text:span><text:span text:style-name="T5">1</text:span><text:span text:style-name="T1">))/(1-(∃</text:span><text:span text:style-name="T3">p</text:span><text:span text:style-name="T13">prime</text:span><text:span text:style-name="T15">{(&lt;= x)}</text:span><text:span text:style-name="T1">)(b</text:span><text:span text:style-name="T5">1</text:span><text:span text:style-name="T1">))) +</text:span></text:p>
      <text:p text:style-name="P18"><text:tab/><text:tab/><text:span text:style-name="T1">(∃</text:span><text:span text:style-name="T3">p</text:span><text:span text:style-name="T1">(</text:span><text:span text:style-name="T12">prime</text:span><text:span text:style-name="T1"> · add{(&lt;= x), (&lt;= x)}{_, [prime] b</text:span><text:span text:style-name="T3">1</text:span><text:span text:style-name="T1">}))(b</text:span><text:span text:style-name="T3">n</text:span><text:span text:style-name="T1">) ·</text:span></text:p>
      <text:p text:style-name="P22"><text:tab/><text:tab/><text:span text:style-name="T21">(1-(p</text:span><text:span text:style-name="T5">0</text:span><text:span text:style-name="T1">-(∃</text:span><text:span text:style-name="T3">p</text:span><text:span text:style-name="T13">prime</text:span><text:span text:style-name="T15">{(&lt;= x)}</text:span><text:span text:style-name="T1">)(b</text:span><text:span text:style-name="T5">0</text:span><text:span text:style-name="T1">))/(1-(∃</text:span><text:span text:style-name="T3">p</text:span><text:span text:style-name="T13">prime</text:span><text:span text:style-name="T15">{(&lt;= x)}</text:span><text:span text:style-name="T1">)(b</text:span><text:span text:style-name="T5">0</text:span><text:span text:style-name="T1">))) ·</text:span></text:p>
      <text:p text:style-name="P22"><text:tab/><text:tab/><text:span text:style-name="T1">(p</text:span><text:span text:style-name="T7">1</text:span><text:span text:style-name="T1">-(∃</text:span><text:span text:style-name="T3">p</text:span><text:span text:style-name="T13">prime</text:span><text:span text:style-name="T15">{(&lt;= x)}</text:span><text:span text:style-name="T1">)(b</text:span><text:span text:style-name="T5">1</text:span><text:span text:style-name="T1">))/(1-(∃</text:span><text:span text:style-name="T3">p</text:span><text:span text:style-name="T13">prime</text:span><text:span text:style-name="T15">{(&lt;= x)}</text:span><text:span text:style-name="T1">)(b</text:span><text:span text:style-name="T5">1</text:span><text:span text:style-name="T1">)) +</text:span></text:p>
      <text:p text:style-name="P10"><text:tab/><text:tab/><text:span text:style-name="T1">(∃</text:span><text:span text:style-name="T3">p</text:span><text:span text:style-name="T1">(</text:span><text:span text:style-name="T10">prime</text:span><text:span text:style-name="T1"> · add{(&lt;= x), (&lt;= x)}{[prime] b</text:span><text:span text:style-name="T3">0</text:span><text:span text:style-name="T1">, [prime] b</text:span><text:span text:style-name="T3">1</text:span><text:span text:style-name="T1">}))(b</text:span><text:span text:style-name="T3">n</text:span><text:span text:style-name="T1">) ·</text:span></text:p>
      <text:p text:style-name="P11"><text:tab/><text:tab/><text:span text:style-name="T1">(p</text:span><text:span text:style-name="T6">0</text:span><text:span text:style-name="T1">-(∃</text:span><text:span text:style-name="T3">p</text:span><text:span text:style-name="T13">prime</text:span><text:span text:style-name="T15">{(&lt;= x)}</text:span><text:span text:style-name="T1">)(b</text:span><text:span text:style-name="T6">0</text:span><text:span text:style-name="T1">))/(1-(∃</text:span><text:span text:style-name="T3">p</text:span><text:span text:style-name="T13">prime</text:span><text:span text:style-name="T15">{(&lt;= x)}</text:span><text:span text:style-name="T1">)(b</text:span><text:span text:style-name="T6">0</text:span><text:span text:style-name="T1">)) ·</text:span></text:p>
      <text:p text:style-name="P11"><text:tab/><text:tab/><text:span text:style-name="T1">(p</text:span><text:span text:style-name="T6">1</text:span><text:span text:style-name="T1">-(∃</text:span><text:span text:style-name="T3">p</text:span><text:span text:style-name="T13">prime</text:span><text:span text:style-name="T15">{(&lt;= x)}</text:span><text:span text:style-name="T1">)(b</text:span><text:span text:style-name="T6">1</text:span><text:span text:style-name="T1">))/(1-(∃</text:span><text:span text:style-name="T3">p</text:span><text:span text:style-name="T13">prime</text:span><text:span text:style-name="T15">{(&lt;= x)}</text:span><text:span text:style-name="T1">)(b</text:span><text:span text:style-name="T6">1</text:span><text:span text:style-name="T1">))</text:span></text:p>
      <text:p text:style-name="P20"/>
      <text:p text:style-name="P35">Since one can just invert the probabilities to get non-primality, one can simplify:</text:p>
      <text:p text:style-name="P21"/>
      <text:p text:style-name="P21"><text:tab/><text:span text:style-name="T9">add{(&lt;= x), (&lt;= x)}[</text:span><text:span text:style-name="T12">prime</text:span><text:span text:style-name="T1">]</text:span><text:span text:style-name="T3">p</text:span><text:span text:style-name="T10">([true, true, true])</text:span><text:span text:style-name="T1"> := \(p : [real] ∧ [len] 2) =</text:span></text:p>
      <text:p text:style-name="P22"><text:span text:style-name="T20"><text:tab/><text:tab/>(∃</text:span><text:span text:style-name="T3">p</text:span><text:span text:style-name="T1">(</text:span><text:span text:style-name="T12">prime</text:span><text:span text:style-name="T1"> · add{(&lt;= x), (&lt;= x)}))(true) ·</text:span></text:p>
      <text:p text:style-name="P22"><text:tab/><text:tab/><text:span text:style-name="T14">(1-</text:span><text:span text:style-name="T1">(p</text:span><text:span text:style-name="T5">0</text:span><text:span text:style-name="T1">-(∃</text:span><text:span text:style-name="T3">p</text:span><text:span text:style-name="T13">prime</text:span><text:span text:style-name="T15">{(&lt;= x)}</text:span><text:span text:style-name="T1">)(true))/(1-(∃</text:span><text:span text:style-name="T3">p</text:span><text:span text:style-name="T13">prime</text:span><text:span text:style-name="T15">{(&lt;= x)}</text:span><text:span text:style-name="T1">)(true))) ·</text:span></text:p>
      <text:p text:style-name="P22"><text:tab/><text:tab/><text:span text:style-name="T21">(1-(p</text:span><text:span text:style-name="T5">1</text:span><text:span text:style-name="T1">-(∃</text:span><text:span text:style-name="T3">p</text:span><text:span text:style-name="T13">prime</text:span><text:span text:style-name="T15">{(&lt;= x)}</text:span><text:span text:style-name="T1">)(true))/(1-(∃</text:span><text:span text:style-name="T3">p</text:span><text:span text:style-name="T13">prime</text:span><text:span text:style-name="T15">{(&lt;= x)}</text:span><text:span text:style-name="T1">)(true))) +</text:span></text:p>
      <text:p text:style-name="P22"><text:tab/><text:tab/><text:span text:style-name="T1">(∃</text:span><text:span text:style-name="T3">p</text:span><text:span text:style-name="T1">(</text:span><text:span text:style-name="T12">prime</text:span><text:span text:style-name="T1"> · add{(&lt;= x), (&lt;= x)}{</text:span><text:span text:style-name="T14">prime, _</text:span><text:span text:style-name="T1">}))(true) ·</text:span></text:p>
      <text:p text:style-name="P22"><text:tab/><text:tab/><text:span text:style-name="T1">(p</text:span><text:span text:style-name="T5">0</text:span><text:span text:style-name="T1">-(∃</text:span><text:span text:style-name="T3">p</text:span><text:span text:style-name="T13">prime</text:span><text:span text:style-name="T15">{(&lt;= x)}</text:span><text:span text:style-name="T1">)(true))/(1-(∃</text:span><text:span text:style-name="T3">p</text:span><text:span text:style-name="T13">prime</text:span><text:span text:style-name="T15">{(&lt;= x)}</text:span><text:span text:style-name="T1">)(true)) ·</text:span></text:p>
      <text:p text:style-name="P22"><text:tab/><text:tab/><text:span text:style-name="T21">(1-(p</text:span><text:span text:style-name="T5">1</text:span><text:span text:style-name="T1">-(∃</text:span><text:span text:style-name="T3">p</text:span><text:span text:style-name="T13">prime</text:span><text:span text:style-name="T15">{(&lt;= x)}</text:span><text:span text:style-name="T1">)(true))/(1-(∃</text:span><text:span text:style-name="T3">p</text:span><text:span text:style-name="T13">prime</text:span><text:span text:style-name="T15">{(&lt;= x)}</text:span><text:span text:style-name="T1">)(true))) +</text:span></text:p>
      <text:p text:style-name="P22"><text:tab/><text:tab/><text:span text:style-name="T1">(∃</text:span><text:span text:style-name="T3">p</text:span><text:span text:style-name="T1">(</text:span><text:span text:style-name="T12">prime</text:span><text:span text:style-name="T1"> · add{(&lt;= x), (&lt;= x)}{_, prime}))(true) ·</text:span></text:p>
      <text:p text:style-name="P22"><text:tab/><text:tab/><text:span text:style-name="T21">(1-(p</text:span><text:span text:style-name="T5">0</text:span><text:span text:style-name="T1">-(∃</text:span><text:span text:style-name="T3">p</text:span><text:span text:style-name="T13">prime</text:span><text:span text:style-name="T15">{(&lt;= x)}</text:span><text:span text:style-name="T1">)(true))/(1-(∃</text:span><text:span text:style-name="T3">p</text:span><text:span text:style-name="T13">prime</text:span><text:span text:style-name="T15">{(&lt;= x)}</text:span><text:span text:style-name="T1">)(true))) ·</text:span></text:p>
      <text:p text:style-name="P22"><text:tab/><text:tab/><text:span text:style-name="T1">(p</text:span><text:span text:style-name="T7">1</text:span><text:span text:style-name="T1">-(∃</text:span><text:span text:style-name="T3">p</text:span><text:span text:style-name="T13">prime</text:span><text:span text:style-name="T15">{(&lt;= x)}</text:span><text:span text:style-name="T1">)(true))/(1-(∃</text:span><text:span text:style-name="T3">p</text:span><text:span text:style-name="T13">prime</text:span><text:span text:style-name="T15">{(&lt;= x)}</text:span><text:span text:style-name="T1">)(true)) +</text:span></text:p>
      <text:p text:style-name="P11"><text:tab/><text:tab/><text:span text:style-name="T1">(∃</text:span><text:span text:style-name="T3">p</text:span><text:span text:style-name="T1">(</text:span><text:span text:style-name="T10">prime</text:span><text:span text:style-name="T1"> · add{(&lt;= x), (&lt;= x)}{prime, prime}))(true) ·</text:span></text:p>
      <text:p text:style-name="P11"><text:tab/><text:tab/><text:span text:style-name="T1">(p</text:span><text:span text:style-name="T6">0</text:span><text:span text:style-name="T1">-(∃</text:span><text:span text:style-name="T3">p</text:span><text:span text:style-name="T13">prime</text:span><text:span text:style-name="T15">{(&lt;= x)}</text:span><text:span text:style-name="T1">)(true))/(1-(∃</text:span><text:span text:style-name="T3">p</text:span><text:span text:style-name="T13">prime</text:span><text:span text:style-name="T15">{(&lt;= x)}</text:span><text:span text:style-name="T1">)(true)) ·</text:span></text:p>
      <text:p text:style-name="P11"><text:tab/><text:tab/><text:span text:style-name="T1">(p</text:span><text:span text:style-name="T6">1</text:span><text:span text:style-name="T1">-(∃</text:span><text:span text:style-name="T3">p</text:span><text:span text:style-name="T13">prime</text:span><text:span text:style-name="T15">{(&lt;= x)}</text:span><text:span text:style-name="T1">)(true))/(1-(∃</text:span><text:span text:style-name="T3">p</text:span><text:span text:style-name="T13">prime</text:span><text:span text:style-name="T15">{(&lt;= x)}</text:span><text:span text:style-name="T1">)(true))</text:span></text:p>
      <text:p text:style-name="P11"/>
      <text:p text:style-name="P23">Rewriting using a prime counting function `<text:span text:style-name="T9">π</text:span>`:</text:p>
      <text:p text:style-name="P11"/>
      <text:p text:style-name="P12"><text:tab/>add{(&lt;= x), (&lt;= x)}[<text:span text:style-name="T10">prime</text:span><text:span text:style-name="T1">]</text:span><text:span text:style-name="T3">p</text:span><text:span text:style-name="T11">([true, true, true])</text:span><text:span text:style-name="T1"> := \(p : [real] ∧ [len] 2) =</text:span></text:p>
      <text:p text:style-name="P24"><text:span text:style-name="T20"><text:tab/><text:tab/>(∃</text:span><text:span text:style-name="T3">p</text:span><text:span text:style-name="T1">(</text:span><text:span text:style-name="T12">prime</text:span><text:span text:style-name="T1"> · add{(&lt;= x), (&lt;= x)}))(true) ·</text:span></text:p>
      <text:p text:style-name="P24"><text:span text:style-name="T14"><text:tab/><text:tab/>(1-</text:span><text:span text:style-name="T1">(p</text:span><text:span text:style-name="T5">0</text:span><text:span text:style-name="T1">-π(x)/x)/(1-π(x)/x)) · (1-(p</text:span><text:span text:style-name="T5">1</text:span><text:span text:style-name="T1">-π(x)/x)/(1-π(x)/x)) +</text:span></text:p>
      <text:p text:style-name="P24"><text:tab/><text:tab/><text:span text:style-name="T1">(∃</text:span><text:span text:style-name="T3">p</text:span><text:span text:style-name="T1">(</text:span><text:span text:style-name="T12">prime</text:span><text:span text:style-name="T1"> · add{(&lt;= x), (&lt;= x)}{</text:span><text:span text:style-name="T14">prime, _</text:span><text:span text:style-name="T1">}))(true) ·</text:span></text:p>
      <text:p text:style-name="P24"><text:tab/><text:tab/><text:span text:style-name="T1">(p</text:span><text:span text:style-name="T5">0</text:span><text:span text:style-name="T1">-π(x)/x)/(1-π(x)/x) · (1-(p</text:span><text:span text:style-name="T5">1</text:span><text:span text:style-name="T1">-π(x)/x)/(1-π(x)/x)) +</text:span></text:p>
      <text:p text:style-name="P24"><text:tab/><text:tab/><text:span text:style-name="T1">(∃</text:span><text:span text:style-name="T3">p</text:span><text:span text:style-name="T1">(</text:span><text:span text:style-name="T12">prime</text:span><text:span text:style-name="T1"> · add{(&lt;= x), (&lt;= x)}{_, prime}))(true) ·</text:span></text:p>
      <text:p text:style-name="P24"><text:tab/><text:tab/><text:span text:style-name="T21">(1-(p</text:span><text:span text:style-name="T5">0</text:span><text:span text:style-name="T1">-π(x)/x)/(1-π(x)/x)) · (p</text:span><text:span text:style-name="T7">1</text:span><text:span text:style-name="T1">-π(x)/x)/(1-π(x)/x) +</text:span></text:p>
      <text:p text:style-name="P12"><text:tab/><text:tab/><text:span text:style-name="T1">(∃</text:span><text:span text:style-name="T3">p</text:span><text:span text:style-name="T1">(</text:span><text:span text:style-name="T10">prime</text:span><text:span text:style-name="T1"> · add{(&lt;= x), (&lt;= x)}{prime, prime}))(true) ·</text:span></text:p>
      <text:p text:style-name="P12"><text:tab/><text:tab/><text:span text:style-name="T1">(p</text:span><text:span text:style-name="T6">0</text:span><text:span text:style-name="T1">-π(x)/x)/(1-π(x)/x) · (p</text:span><text:span text:style-name="T6">1</text:span><text:span text:style-name="T1">-π(x)/x)/(1-π(x)/x)</text:span></text:p>
      <text:p text:style-name="P12"/>
      <text:p text:style-name="P25">Since `add` is commutative, the following holds:</text:p>
      <text:p text:style-name="P12"/>
      <text:p text:style-name="P13"><text:tab/><text:span text:style-name="T1">∃</text:span><text:span text:style-name="T3">p</text:span><text:span text:style-name="T1">(</text:span><text:span text:style-name="T10">prime</text:span><text:span text:style-name="T1"> · add{(&lt;= x), (&lt;= x)}{</text:span><text:span text:style-name="T14">prime, _</text:span><text:span text:style-name="T1">}) &lt;=&gt; ∃</text:span><text:span text:style-name="T3">p</text:span><text:span text:style-name="T1">(</text:span><text:span text:style-name="T10">prime</text:span><text:span text:style-name="T1"> · add{(&lt;= x), (&lt;= x)}{_, prime})</text:span></text:p>
      <text:p text:style-name="P12"/>
      <text:p text:style-name="P25">So one can rewrite <text:span text:style-name="T23">to</text:span>:</text:p>
      <text:p text:style-name="P12"/>
      <text:p text:style-name="P14"><text:tab/>add{(&lt;= x), (&lt;= x)}[<text:span text:style-name="T10">prime</text:span><text:span text:style-name="T1">]</text:span><text:span text:style-name="T3">p</text:span><text:span text:style-name="T11">([true, true, true])</text:span><text:span text:style-name="T1"> := \(p : [real] ∧ [len] 2) =</text:span></text:p>
      <text:p text:style-name="P26"><text:span text:style-name="T20"><text:tab/><text:tab/>(∃</text:span><text:span text:style-name="T3">p</text:span><text:span text:style-name="T1">(</text:span><text:span text:style-name="T12">prime</text:span><text:span text:style-name="T1"> · add{(&lt;= x), (&lt;= x)}))(true) ·</text:span></text:p>
      <text:p text:style-name="P26"><text:span text:style-name="T14"><text:tab/><text:tab/>(1-</text:span><text:span text:style-name="T1">(p</text:span><text:span text:style-name="T5">0</text:span><text:span text:style-name="T1">-π(x)/x)/(1-π(x)/x)) · (1-(p</text:span><text:span text:style-name="T5">1</text:span><text:span text:style-name="T1">-π(x)/x)/(1-π(x)/x)) +</text:span></text:p>
      <text:p text:style-name="P26"><text:tab/><text:tab/><text:span text:style-name="T1">(∃</text:span><text:span text:style-name="T3">p</text:span><text:span text:style-name="T1">(</text:span><text:span text:style-name="T12">prime</text:span><text:span text:style-name="T1"> · add{(&lt;= x), (&lt;= x)}{</text:span><text:span text:style-name="T14">prime, _</text:span><text:span text:style-name="T1">}))(true) · (</text:span></text:p>
      <text:p text:style-name="P26"><text:tab/><text:tab/><text:tab/><text:span text:style-name="T1">(p</text:span><text:span text:style-name="T5">0</text:span><text:span text:style-name="T1">-π(x)/x)/(1-π(x)/x) · (1-(p</text:span><text:span text:style-name="T5">1</text:span><text:span text:style-name="T1">-π(x)/x)/(1-π(x)/x)) +</text:span></text:p>
      <text:p text:style-name="P26"><text:tab/><text:tab/><text:tab/><text:span text:style-name="T21">(1-(p</text:span><text:span text:style-name="T5">0</text:span><text:span text:style-name="T1">-π(x)/x)/(1-π(x)/x)) · (p</text:span><text:span text:style-name="T7">1</text:span><text:span text:style-name="T1">-π(x)/x)/(1-π(x)/x)</text:span></text:p>
      <text:p text:style-name="P14"><text:tab/><text:tab/><text:span text:style-name="T22">) +</text:span></text:p>
      <text:p text:style-name="P14"><text:span text:style-name="T1"><text:tab/><text:tab/>(∃</text:span><text:span text:style-name="T3">p</text:span><text:span text:style-name="T1">(</text:span><text:span text:style-name="T10">prime</text:span><text:span text:style-name="T1"> · add{(&lt;= x), (&lt;= x)}{prime, prime}))(true) ·</text:span></text:p>
      <text:p text:style-name="P14"><text:tab/><text:tab/><text:span text:style-name="T1">(p</text:span><text:span text:style-name="T6">0</text:span><text:span text:style-name="T1">-π(x)/x)/(1-π(x)/x) · (p</text:span><text:span text:style-name="T6">1</text:span><text:span text:style-name="T1">-π(x)/x)/(1-π(x)/x)</text:span></text:p>
      <text:p text:style-name="P12"/>
      <text:p text:style-name="P27">This gives us only 3 constant<text:span text:style-name="T25"> functions of `x` (divided by size of sub-type to get probability):</text:span></text:p>
      <text:p text:style-name="P12"/>
      <text:p text:style-name="P15"><text:tab/><text:span text:style-name="T20">(∃</text:span><text:span text:style-name="T3">p</text:span><text:span text:style-name="T1">(</text:span><text:span text:style-name="T10">prime</text:span><text:span text:style-name="T1"> · add{(&lt;= x), (&lt;= x)}))(true)<text:tab/><text:tab/><text:tab/>&lt;=&gt; <text:tab/>k</text:span><text:span text:style-name="T3">0</text:span><text:span text:style-name="T16">(x) / </text:span><text:span text:style-name="T17">(x+1)</text:span><text:span text:style-name="T26">2</text:span></text:p>
      <text:p text:style-name="P15"><text:tab/><text:span text:style-name="T1">(∃</text:span><text:span text:style-name="T3">p</text:span><text:span text:style-name="T1">(</text:span><text:span text:style-name="T10">prime</text:span><text:span text:style-name="T1"> · add{(&lt;= x), (&lt;= x)}{</text:span><text:span text:style-name="T14">prime, _</text:span><text:span text:style-name="T1">}))(true)<text:tab/><text:tab/>&lt;=&gt; <text:tab/>k</text:span><text:span text:style-name="T3">1</text:span><text:span text:style-name="T16">(x) / </text:span><text:span text:style-name="T18">(</text:span><text:span text:style-name="T17">(x+1) · π(x)</text:span><text:span text:style-name="T18">)</text:span></text:p>
      <text:p text:style-name="P15"><text:tab/><text:span text:style-name="T1">(∃</text:span><text:span text:style-name="T3">p</text:span><text:span text:style-name="T1">(</text:span><text:span text:style-name="T10">prime</text:span><text:span text:style-name="T1"> · add{(&lt;= x), (&lt;= x)}{prime, prime}))(true) <text:tab/>&lt;=&gt;<text:tab/>k</text:span><text:span text:style-name="T3">2</text:span><text:span text:style-name="T16">(x) / </text:span><text:span text:style-name="T17">π(x)</text:span><text:span text:style-name="T26">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6">x</text:p>
          </table:table-cell>
          <table:table-cell table:style-name="Table1.A1" office:value-type="string">
            <text:p text:style-name="P36">k<text:span text:style-name="T2">0</text:span><text:span text:style-name="T16">(x)</text:span></text:p>
          </table:table-cell>
          <table:table-cell table:style-name="Table1.A1" office:value-type="string">
            <text:p text:style-name="P36">k<text:span text:style-name="T2">1</text:span><text:span text:style-name="T16">(x)</text:span></text:p>
          </table:table-cell>
          <table:table-cell table:style-name="Table1.D1" office:value-type="string">
            <text:p text:style-name="P36">k<text:span text:style-name="T2">2</text:span><text:span text:style-name="T16">(x)</text:span></text:p>
          </table:table-cell>
        </table:table-row>
        <table:table-row table:style-name="Table1.2"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45</text:p>
          </table:table-cell>
          <table:table-cell table:style-name="Table1.A2" office:value-type="string">
            <text:p text:style-name="P2">18</text:p>
          </table:table-cell>
          <table:table-cell table:style-name="Table1.D2" office:value-type="string">
            <text:p text:style-name="P2">4</text:p>
          </table:table-cell>
        </table:table-row>
        <table:table-row table:style-name="Table1.3">
          <table:table-cell table:style-name="Table1.A2" office:value-type="string">
            <text:p text:style-name="P40">100</text:p>
          </table:table-cell>
          <table:table-cell table:style-name="Table1.A2" office:value-type="string">
            <text:p text:style-name="P2">2139</text:p>
          </table:table-cell>
          <table:table-cell table:style-name="Table1.A2" office:value-type="string">
            <text:p text:style-name="P2">553</text:p>
          </table:table-cell>
          <table:table-cell table:style-name="Table1.D2" office:value-type="string">
            <text:p text:style-name="P2">16</text:p>
          </table:table-cell>
        </table:table-row>
        <table:table-row table:style-name="Table1.4">
          <table:table-cell table:style-name="Table1.A2" office:value-type="string">
            <text:p text:style-name="P41">1000</text:p>
          </table:table-cell>
          <table:table-cell table:style-name="Table1.A2" office:value-type="string">
            <text:p text:style-name="P2">145507</text:p>
          </table:table-cell>
          <table:table-cell table:style-name="Table1.A2" office:value-type="string">
            <text:p text:style-name="P2">24740</text:p>
          </table:table-cell>
          <table:table-cell table:style-name="Table1.D2" office:value-type="string">
            <text:p text:style-name="P2">70</text:p>
          </table:table-cell>
        </table:table-row>
        <table:table-row>
          <table:table-cell table:style-name="Table1.A2" office:value-type="string">
            <text:p text:style-name="P2"><text:span text:style-name="T24">2</text:span>000</text:p>
          </table:table-cell>
          <table:table-cell table:style-name="Table1.A2" office:value-type="string">
            <text:p text:style-name="P2">529143</text:p>
          </table:table-cell>
          <table:table-cell table:style-name="Table1.A2" office:value-type="string">
            <text:p text:style-name="P2">80950</text:p>
          </table:table-cell>
          <table:table-cell table:style-name="Table1.D2" office:value-type="string">
            <text:p text:style-name="P2">122</text:p>
          </table:table-cell>
        </table:table-row>
        <table:table-row>
          <table:table-cell table:style-name="Table1.A2" office:value-type="string">
            <text:p text:style-name="P2">3000</text:p>
          </table:table-cell>
          <table:table-cell table:style-name="Table1.A2" office:value-type="string">
            <text:p text:style-name="P2">1131695</text:p>
          </table:table-cell>
          <table:table-cell table:style-name="Table1.A2" office:value-type="string">
            <text:p text:style-name="P2">163653</text:p>
          </table:table-cell>
          <table:table-cell table:style-name="Table1.D2" office:value-type="string">
            <text:p text:style-name="P2">164</text:p>
          </table:table-cell>
        </table:table-row>
        <table:table-row>
          <table:table-cell table:style-name="Table1.A2" office:value-type="string">
            <text:p text:style-name="P2">4000</text:p>
          </table:table-cell>
          <table:table-cell table:style-name="Table1.A2" office:value-type="string">
            <text:p text:style-name="P2">1945455</text:p>
          </table:table-cell>
          <table:table-cell table:style-name="Table1.A2" office:value-type="string">
            <text:p text:style-name="P2">269671</text:p>
          </table:table-cell>
          <table:table-cell table:style-name="Table1.D2" office:value-type="string">
            <text:p text:style-name="P2">206</text:p>
          </table:table-cell>
        </table:table-row>
        <table:table-row>
          <table:table-cell table:style-name="Table1.A2" office:value-type="string">
            <text:p text:style-name="P2">5000</text:p>
          </table:table-cell>
          <table:table-cell table:style-name="Table1.A2" office:value-type="string">
            <text:p text:style-name="P2">2961105</text:p>
          </table:table-cell>
          <table:table-cell table:style-name="Table1.A2" office:value-type="string">
            <text:p text:style-name="P2">399167</text:p>
          </table:table-cell>
          <table:table-cell table:style-name="Table1.D2" office:value-type="string">
            <text:p text:style-name="P2">252</text:p>
          </table:table-cell>
        </table:table-row>
        <table:table-row>
          <table:table-cell table:style-name="Table1.A2" office:value-type="string">
            <text:p text:style-name="P2">6000</text:p>
          </table:table-cell>
          <table:table-cell table:style-name="Table1.A2" office:value-type="string">
            <text:p text:style-name="P2">4176471</text:p>
          </table:table-cell>
          <table:table-cell table:style-name="Table1.A2" office:value-type="string">
            <text:p text:style-name="P2">548938</text:p>
          </table:table-cell>
          <table:table-cell table:style-name="Table1.D2" office:value-type="string">
            <text:p text:style-name="P2">286</text:p>
          </table:table-cell>
        </table:table-row>
        <table:table-row>
          <table:table-cell table:style-name="Table1.A2" office:value-type="string">
            <text:p text:style-name="P2">7000</text:p>
          </table:table-cell>
          <table:table-cell table:style-name="Table1.A2" office:value-type="string">
            <text:p text:style-name="P2">5586003</text:p>
          </table:table-cell>
          <table:table-cell table:style-name="Table1.A2" office:value-type="string">
            <text:p text:style-name="P2">722930</text:p>
          </table:table-cell>
          <table:table-cell table:style-name="Table1.D2" office:value-type="string">
            <text:p text:style-name="P2">324</text:p>
          </table:table-cell>
        </table:table-row>
        <table:table-row>
          <table:table-cell table:style-name="Table1.A2" office:value-type="string">
            <text:p text:style-name="P2">8000</text:p>
          </table:table-cell>
          <table:table-cell table:style-name="Table1.A2" office:value-type="string">
            <text:p text:style-name="P2">7189489</text:p>
          </table:table-cell>
          <table:table-cell table:style-name="Table1.A2" office:value-type="string">
            <text:p text:style-name="P2">910861</text:p>
          </table:table-cell>
          <table:table-cell table:style-name="Table1.D2" office:value-type="string">
            <text:p text:style-name="P2">350</text:p>
          </table:table-cell>
        </table:table-row>
        <table:table-row>
          <table:table-cell table:style-name="Table1.A2" office:value-type="string">
            <text:p text:style-name="P2">9000</text:p>
          </table:table-cell>
          <table:table-cell table:style-name="Table1.A2" office:value-type="string">
            <text:p text:style-name="P2">8988307</text:p>
          </table:table-cell>
          <table:table-cell table:style-name="Table1.A2" office:value-type="string">
            <text:p text:style-name="P2">1122678</text:p>
          </table:table-cell>
          <table:table-cell table:style-name="Table1.D2" office:value-type="string">
            <text:p text:style-name="P2">380</text:p>
          </table:table-cell>
        </table:table-row>
        <table:table-row>
          <table:table-cell table:style-name="Table1.A2" office:value-type="string">
            <text:p text:style-name="P2">10000</text:p>
          </table:table-cell>
          <table:table-cell table:style-name="Table1.A2" office:value-type="string">
            <text:p text:style-name="P2">10963863</text:p>
          </table:table-cell>
          <table:table-cell table:style-name="Table1.A2" office:value-type="string">
            <text:p text:style-name="P2">1355623</text:p>
          </table:table-cell>
          <table:table-cell table:style-name="Table1.D2" office:value-type="string">
            <text:p text:style-name="P2">410</text:p>
          </table:table-cell>
        </table:table-row>
      </table:table>
      <text:p text:style-name="P28"/>
      <text:p text:style-name="P16"><text:tab/>add{(&lt;= x), (&lt;= x)}[<text:span text:style-name="T10">prime</text:span><text:span text:style-name="T1">]</text:span><text:span text:style-name="T3">p</text:span><text:span text:style-name="T11">([true, true, true])</text:span><text:span text:style-name="T1"> := \(p : [real] ∧ [len] 2) =</text:span></text:p>
      <text:p text:style-name="P30"><text:span text:style-name="T20"><text:tab/><text:tab/>k</text:span><text:span text:style-name="T3">0</text:span><text:span text:style-name="T16">(x) / </text:span><text:span text:style-name="T17">(x+1)</text:span><text:span text:style-name="T26">2</text:span><text:span text:style-name="T20"> · </text:span><text:span text:style-name="T14">(1-</text:span><text:span text:style-name="T1">(p</text:span><text:span text:style-name="T5">0</text:span><text:span text:style-name="T1">-π(x)/x)/(1-π(x)/x)) · <text:line-break/><text:tab/><text:tab/>(1-(p</text:span><text:span text:style-name="T5">1</text:span><text:span text:style-name="T1">-π(x)/x)/(1-π(x)/x)) + k</text:span><text:span text:style-name="T3">1</text:span><text:span text:style-name="T16">(x) / </text:span><text:span text:style-name="T18">(</text:span><text:span text:style-name="T17">(x+1) · π(x)</text:span><text:span text:style-name="T18">)</text:span><text:span text:style-name="T1"> · (</text:span></text:p>
      <text:p text:style-name="P30"><text:tab/><text:tab/><text:tab/><text:span text:style-name="T1">(p</text:span><text:span text:style-name="T5">0</text:span><text:span text:style-name="T1">-π(x)/x)/(1-π(x)/x)) · (1-(p</text:span><text:span text:style-name="T5">1</text:span><text:span text:style-name="T1">-π(x)/x)/(1-π(x)/x)) +</text:span></text:p>
      <text:p text:style-name="P30"><text:tab/><text:tab/><text:tab/><text:span text:style-name="T21">(1-(p</text:span><text:span text:style-name="T5">0</text:span><text:span text:style-name="T1">-π(x)/x)/(1-π(x)/x)) · (p</text:span><text:span text:style-name="T7">1</text:span><text:span text:style-name="T1">-π(x)/x)/(1-π(x)/x)</text:span></text:p>
      <text:p text:style-name="P16"><text:tab/><text:tab/><text:span text:style-name="T22">) + k</text:span><text:span text:style-name="T3">2</text:span><text:span text:style-name="T16">(x) / </text:span><text:span text:style-name="T17">π(x)</text:span><text:span text:style-name="T26">2</text:span><text:span text:style-name="T1"> · (p</text:span><text:span text:style-name="T6">0</text:span><text:span text:style-name="T1">-π(x)/x)/(1-π(x)/x) · (p</text:span><text:span text:style-name="T6">1</text:span><text:span text:style-name="T1">-π(x)/x)/(1-π(x)/x)</text:span></text:p>
      <text:p text:style-name="P29"/>
      <text:p text:style-name="P29">For example, when `x = 10000`:</text:p>
      <text:p text:style-name="P29"/>
      <text:p text:style-name="Text_20_body"><text:span text:style-name="T27"><text:tab/></text:span>π(x) = 1229</text:p>
      <text:p text:style-name="P31"><text:tab/><text:span text:style-name="T9">add{(&lt;= 10000), (&lt;= 10000)}[</text:span><text:span text:style-name="T12">prime</text:span><text:span text:style-name="T1">]</text:span><text:span text:style-name="T3">p</text:span><text:span text:style-name="T11">([true, true, true])</text:span><text:span text:style-name="T1"> := \(p : [real] ∧ [len] 2) =<text:line-break/><text:tab/><text:tab/></text:span><text:span text:style-name="T29">10963863</text:span><text:span text:style-name="T16"> / </text:span><text:span text:style-name="T17">(</text:span><text:span text:style-name="T12">10000</text:span><text:span text:style-name="T17">+1)</text:span><text:span text:style-name="T26">2</text:span><text:span text:style-name="T20"> · </text:span><text:span text:style-name="T14">(1-</text:span><text:span text:style-name="T1">(p</text:span><text:span text:style-name="T5">0</text:span><text:span text:style-name="T1">-1229/10000)/(1-1229/10000)) · </text:span></text:p>
      <text:p text:style-name="P31"><text:span text:style-name="T1"><text:tab/><text:tab/>(1-(p</text:span><text:span text:style-name="T5">1</text:span><text:span text:style-name="T1">-1229/10000)/(1-1229/10000)) + </text:span><text:span text:style-name="T28">1355623</text:span><text:span text:style-name="T16"> / </text:span><text:span text:style-name="T18">(</text:span><text:span text:style-name="T17">(</text:span><text:span text:style-name="T12">10000</text:span><text:span text:style-name="T17">+1) · 1229</text:span><text:span text:style-name="T18">)</text:span><text:span text:style-name="T1"> · (<text:line-break/><text:tab/><text:tab/><text:tab/>(p</text:span><text:span text:style-name="T5">0</text:span><text:span text:style-name="T1">-1229/10000)/(1-1229/10000) · (1-(p</text:span><text:span text:style-name="T5">1</text:span><text:span text:style-name="T1">-1229/10000)/(1-1229/10000)) +<text:line-break/><text:tab/><text:tab/><text:tab/>(1-(p</text:span><text:span text:style-name="T5">0</text:span><text:span text:style-name="T1">-1229/10000)/(1-1229/10000)) · (p</text:span><text:span text:style-name="T7">1</text:span><text:span text:style-name="T1">-1229/10000)/(1-1229/10000)<text:line-break/><text:tab/><text:tab/>) + </text:span><text:span text:style-name="T30">410</text:span><text:span text:style-name="T16"> / </text:span><text:span text:style-name="T17">1229</text:span><text:span text:style-name="T26">2</text:span><text:span text:style-name="T1"> · (p</text:span><text:span text:style-name="T6">0</text:span><text:span text:style-name="T1">-1229/10000)/(1-1229/10000) · (p</text:span><text:span text:style-name="T6">1</text:span><text:span text:style-name="T1">-1229/10000)/(1-1229/10000)</text:span></text:p>
      <text:p text:style-name="Standard"/>
      <text:p text:style-name="P32">Creating a table showing probability for various input probabilities: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row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8">p<text:span text:style-name="T2">0</text:span> = 0</text:p>
          </table:table-cell>
          <table:table-cell table:style-name="Table2.A1" office:value-type="string">
            <text:p text:style-name="P38">p<text:span text:style-name="T2">0</text:span> = 0.25</text:p>
          </table:table-cell>
          <table:table-cell table:style-name="Table2.A1" office:value-type="string">
            <text:p text:style-name="P38">p<text:span text:style-name="T2">0</text:span> = 0.5</text:p>
          </table:table-cell>
          <table:table-cell table:style-name="Table2.A1" office:value-type="string">
            <text:p text:style-name="P38">p<text:span text:style-name="T2">0</text:span> = 0.75</text:p>
          </table:table-cell>
          <table:table-cell table:style-name="Table2.F1" office:value-type="string">
            <text:p text:style-name="P38">p<text:span text:style-name="T2">0</text:span> = 1</text:p>
          </table:table-cell>
        </table:table-row>
        <table:table-row>
          <table:table-cell table:style-name="Table2.A2" office:value-type="string">
            <text:p text:style-name="P37">p<text:span text:style-name="T2">1</text:span> = 0</text:p>
          </table:table-cell>
          <table:table-cell table:style-name="Table2.A2" office:value-type="string">
            <text:p text:style-name="P2">0.10790366397479109</text:p>
          </table:table-cell>
          <table:table-cell table:style-name="Table2.A2" office:value-type="string">
            <text:p text:style-name="P3">0.11119583802820641</text:p>
          </table:table-cell>
          <table:table-cell table:style-name="Table2.A2" office:value-type="string">
            <text:p text:style-name="P3">0.11448801208162174</text:p>
          </table:table-cell>
          <table:table-cell table:style-name="Table2.A2" office:value-type="string">
            <text:p text:style-name="P3">0.11778018613503705</text:p>
          </table:table-cell>
          <table:table-cell table:style-name="Table2.F2" office:value-type="string">
            <text:p text:style-name="P3">0.12107236018845234</text:p>
          </table:table-cell>
        </table:table-row>
        <table:table-row>
          <table:table-cell table:style-name="Table2.A2" office:value-type="string">
            <text:p text:style-name="P37">p<text:span text:style-name="T2">1</text:span> = 0.25</text:p>
          </table:table-cell>
          <table:table-cell table:style-name="Table2.A2" office:value-type="string">
            <text:p text:style-name="P3">0.11119583802820641</text:p>
          </table:table-cell>
          <table:table-cell table:style-name="Table2.A2" office:value-type="string">
            <text:p text:style-name="P3">0.10818263528525629</text:p>
          </table:table-cell>
          <table:table-cell table:style-name="Table2.A2" office:value-type="string">
            <text:p text:style-name="P3">0.1051694325423062</text:p>
          </table:table-cell>
          <table:table-cell table:style-name="Table2.A2" office:value-type="string">
            <text:p text:style-name="P3">0.10215622979935608</text:p>
          </table:table-cell>
          <table:table-cell table:style-name="Table2.F2" office:value-type="string">
            <text:p text:style-name="P3">0.09914302705640599</text:p>
          </table:table-cell>
        </table:table-row>
        <table:table-row>
          <table:table-cell table:style-name="Table2.A2" office:value-type="string">
            <text:p text:style-name="P37">p<text:span text:style-name="T2">1</text:span> = 0.5</text:p>
          </table:table-cell>
          <table:table-cell table:style-name="Table2.A2" office:value-type="string">
            <text:p text:style-name="P4">0.11448801208162174</text:p>
          </table:table-cell>
          <table:table-cell table:style-name="Table2.A2" office:value-type="string">
            <text:p text:style-name="P4">0.1051694325423062</text:p>
          </table:table-cell>
          <table:table-cell table:style-name="Table2.A2" office:value-type="string">
            <text:p text:style-name="P4">0.09585085300299066</text:p>
          </table:table-cell>
          <table:table-cell table:style-name="Table2.A2" office:value-type="string">
            <text:p text:style-name="P4">0.08653227346367513</text:p>
          </table:table-cell>
          <table:table-cell table:style-name="Table2.F2" office:value-type="string">
            <text:p text:style-name="P4">0.07721369392435959</text:p>
          </table:table-cell>
        </table:table-row>
        <table:table-row>
          <table:table-cell table:style-name="Table2.A2" office:value-type="string">
            <text:p text:style-name="P37">p<text:span text:style-name="T2">1</text:span> = 0.75</text:p>
          </table:table-cell>
          <table:table-cell table:style-name="Table2.A2" office:value-type="string">
            <text:p text:style-name="P4">0.11778018613503705</text:p>
          </table:table-cell>
          <table:table-cell table:style-name="Table2.A2" office:value-type="string">
            <text:p text:style-name="P4">0.1021562297993561</text:p>
          </table:table-cell>
          <table:table-cell table:style-name="Table2.A2" office:value-type="string">
            <text:p text:style-name="P4">0.08653227346367513</text:p>
          </table:table-cell>
          <table:table-cell table:style-name="Table2.A2" office:value-type="string">
            <text:p text:style-name="P4">0.07090831712799418</text:p>
          </table:table-cell>
          <table:table-cell table:style-name="Table2.F2" office:value-type="string">
            <text:p text:style-name="P4">0.05528436079231322</text:p>
          </table:table-cell>
        </table:table-row>
        <table:table-row>
          <table:table-cell table:style-name="Table2.A2" office:value-type="string">
            <text:p text:style-name="P37">p<text:span text:style-name="T2">1</text:span> = 1</text:p>
          </table:table-cell>
          <table:table-cell table:style-name="Table2.A2" office:value-type="string">
            <text:p text:style-name="P4">0.12107236018845237</text:p>
          </table:table-cell>
          <table:table-cell table:style-name="Table2.A2" office:value-type="string">
            <text:p text:style-name="P4">0.09914302705640599</text:p>
          </table:table-cell>
          <table:table-cell table:style-name="Table2.A2" office:value-type="string">
            <text:p text:style-name="P4">0.0772136939243596</text:p>
          </table:table-cell>
          <table:table-cell table:style-name="Table2.A2" office:value-type="string">
            <text:p text:style-name="P4">0.055284360792313234</text:p>
          </table:table-cell>
          <table:table-cell table:style-name="Table2.F2" office:value-type="string">
            <text:p text:style-name="P4">0.0333550276602668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7:54:19.104497000</meta:creation-date>
    <dc:date>2018-12-10T01:57:00.836448000</dc:date>
    <meta:editing-duration>PT9M13S</meta:editing-duration>
    <meta:editing-cycles>1</meta:editing-cycles>
    <meta:document-statistic meta:table-count="2" meta:image-count="0" meta:object-count="0" meta:page-count="3" meta:paragraph-count="169" meta:word-count="761" meta:character-count="5781" meta:non-whitespace-character-count="5050"/>
    <meta:generator>LibreOffice/5.1.2.2$MacOSX_X86_64 LibreOffice_project/d3bf12ecb743fc0d20e0be0c58ca359301eb705f</meta:generator>
  </office:meta>
</office:document-meta>
</file>